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d9e8f7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e6e6fa" style:font-name="Monospace" fo:font-size="10pt" style:font-size-asian="10pt"/>
    </style:style>
    <style:style style:name="T5" style:family="text">
      <style:text-properties fo:color="#e6e6fa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1290c3" style:font-name="Monospace" fo:font-size="10pt" style:font-size-asian="10pt"/>
    </style:style>
    <style:style style:name="T7" style:family="text">
      <style:text-properties fo:color="#f9faf4" style:font-name="Monospace" fo:font-size="10pt" style:font-size-asian="10pt"/>
    </style:style>
    <style:style style:name="T8" style:family="text">
      <style:text-properties fo:color="#80f2f6" style:font-name="Monospace" fo:font-size="10pt" style:font-size-asian="10pt"/>
    </style:style>
    <style:style style:name="T9" style:family="text">
      <style:text-properties fo:color="#b166da" style:font-name="Monospace" fo:font-size="10pt" style:font-size-asian="10pt"/>
    </style:style>
    <style:style style:name="T10" style:family="text">
      <style:text-properties fo:color="#8ddaf8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11" style:family="text">
      <style:text-properties fo:color="#a7ec21" style:font-name="Monospace" fo:font-size="10pt" style:font-size-asian="10pt"/>
    </style:style>
    <style:style style:name="T12" style:family="text">
      <style:text-properties fo:color="#6897bb" style:font-name="Monospace" fo:font-size="10pt" style:font-size-asian="10pt"/>
    </style:style>
    <style:style style:name="T13" style:family="text">
      <style:text-properties fo:color="#a0a0a0" style:font-name="Monospace" fo:font-size="10pt" fo:font-style="italic" style:font-size-asian="10pt" style:font-style-asian="italic"/>
    </style:style>
    <style:style style:name="T14" style:family="text">
      <style:text-properties fo:color="#1eb540" style:font-name="Monospace" fo:font-size="10pt" style:font-size-asian="10pt"/>
    </style:style>
    <style:style style:name="T15" style:family="text">
      <style:text-properties fo:color="#79abff" style:font-name="Monospace" fo:font-size="10pt" style:font-size-asian="10pt"/>
    </style:style>
    <style:style style:name="T16" style:family="text">
      <style:text-properties fo:color="#f2f200" style:font-name="Monospace" fo:font-size="10pt" style:font-size-asian="10pt"/>
    </style:style>
    <style:style style:name="T17" style:family="text">
      <style:text-properties fo:color="#f3ec79" style:font-name="Monospace" fo:font-size="10pt" style:font-size-asian="10pt"/>
    </style:style>
    <style:style style:name="T18" style:family="text">
      <style:text-properties fo:color="#17c6a3" style:font-name="Monospace" fo:font-size="10pt" style:font-size-asian="10pt"/>
    </style:style>
    <style:style style:name="T19" style:family="text">
      <style:text-properties fo:color="#80f6a7" style:font-name="Monospace" fo:font-size="10pt" style:font-size-asian="10pt"/>
    </style:style>
    <style:style style:name="T20" style:family="text">
      <style:text-properties fo:color="#96ec3f" style:font-name="Monospace" fo:font-size="10pt" fo:font-style="italic" style:font-size-asian="10pt" style:font-style-asian="italic"/>
    </style:style>
    <style:style style:name="T21" style:family="text">
      <style:text-properties fo:color="#808080" style:font-name="Monospace" fo:font-size="10pt" style:font-size-asian="10pt"/>
    </style:style>
    <style:style style:name="T22" style:family="text">
      <style:text-properties fo:color="#808080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fo:color="#9a8c7c" style:font-name="Monospace" fo:font-size="10pt" fo:font-weight="bold" style:font-size-asian="10pt" style:font-weight-asian="bold"/>
    </style:style>
    <style:style style:name="T24" style:family="text">
      <style:text-properties fo:color="#3eabe6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</text:span><text:span text:style-name="T2"> my</text:span><text:span text:style-name="T4">.</text:span><text:span text:style-name="T2">sample</text:span><text:span text:style-name="T4">.</text:span><text:span text:style-name="T2">pack</text:span><text:span text:style-name="T4">;</text:span></text:p>
      <text:p text:style-name="P2"/>
      <text:p text:style-name="P1"><text:span text:style-name="T1">import</text:span><text:span text:style-name="T2"> java</text:span><text:span text:style-name="T4">.</text:span><text:span text:style-name="T2">io</text:span><text:span text:style-name="T4">.</text:span><text:span text:style-name="T2">IOException</text:span><text:span text:style-name="T4">;</text:span></text:p>
      <text:p text:style-name="P1"><text:span text:style-name="T1">import</text:span><text:span text:style-name="T2"> java</text:span><text:span text:style-name="T4">.</text:span><text:span text:style-name="T2">util</text:span><text:span text:style-name="T4">.</text:span><text:span text:style-name="T2">Iterator</text:span><text:span text:style-name="T4">;</text:span></text:p>
      <text:p text:style-name="P1"><text:span text:style-name="T1">import</text:span><text:span text:style-name="T2"> </text:span><text:span text:style-name="T3">java</text:span><text:span text:style-name="T5">.</text:span><text:span text:style-name="T3">util</text:span><text:span text:style-name="T5">.</text:span><text:span text:style-name="T3">StringTokenizer</text:span><text:span text:style-name="T4">;</text:span></text:p>
      <text:p text:style-name="P2"/>
      <text:p text:style-name="P2"/>
      <text:p text:style-name="P1"><text:span text:style-name="T1">import</text:span><text:span text:style-name="T2"> </text:span><text:span text:style-name="T3">org</text:span><text:span text:style-name="T5">.</text:span><text:span text:style-name="T3">apache</text:span><text:span text:style-name="T5">.</text:span><text:span text:style-name="T3">hadoop</text:span><text:span text:style-name="T5">.</text:span><text:span text:style-name="T3">fs</text:span><text:span text:style-name="T4">.*</text:span><text:span text:style-name="T2"> </text:span><text:span text:style-name="T4">;</text:span><text:span text:style-name="T2"> </text:span></text:p>
      <text:p text:style-name="P1"><text:span text:style-name="T1">import</text:span><text:span text:style-name="T2"> </text:span><text:span text:style-name="T3">org</text:span><text:span text:style-name="T5">.</text:span><text:span text:style-name="T3">apache</text:span><text:span text:style-name="T5">.</text:span><text:span text:style-name="T3">hadoop</text:span><text:span text:style-name="T5">.</text:span><text:span text:style-name="T3">io</text:span><text:span text:style-name="T4">.*</text:span><text:span text:style-name="T2"> </text:span><text:span text:style-name="T4">;</text:span><text:span text:style-name="T2"> </text:span></text:p>
      <text:p text:style-name="P1"><text:span text:style-name="T1">import</text:span><text:span text:style-name="T2"> org</text:span><text:span text:style-name="T4">.</text:span><text:span text:style-name="T2">apache</text:span><text:span text:style-name="T4">.</text:span><text:span text:style-name="T2">hadoop</text:span><text:span text:style-name="T4">.</text:span><text:span text:style-name="T2">mapred</text:span><text:span text:style-name="T4">.*;</text:span><text:span text:style-name="T2"> </text:span></text:p>
      <text:p text:style-name="P1"><text:span text:style-name="T1">import</text:span><text:span text:style-name="T2"> org</text:span><text:span text:style-name="T4">.</text:span><text:span text:style-name="T2">apache</text:span><text:span text:style-name="T4">.</text:span><text:span text:style-name="T2">hadoop</text:span><text:span text:style-name="T4">.</text:span><text:span text:style-name="T2">fs</text:span><text:span text:style-name="T4">.</text:span><text:span text:style-name="T2">Path</text:span><text:span text:style-name="T4">;</text:span></text:p>
      <text:p text:style-name="P1"><text:span text:style-name="T1">import</text:span><text:span text:style-name="T2"> org</text:span><text:span text:style-name="T4">.</text:span><text:span text:style-name="T2">apache</text:span><text:span text:style-name="T4">.</text:span><text:span text:style-name="T2">hadoop</text:span><text:span text:style-name="T4">.</text:span><text:span text:style-name="T2">io</text:span><text:span text:style-name="T4">.</text:span><text:span text:style-name="T2">IntWritable</text:span><text:span text:style-name="T4">;</text:span></text:p>
      <text:p text:style-name="P1"><text:span text:style-name="T1">import</text:span><text:span text:style-name="T2"> org</text:span><text:span text:style-name="T4">.</text:span><text:span text:style-name="T2">apache</text:span><text:span text:style-name="T4">.</text:span><text:span text:style-name="T2">hadoop</text:span><text:span text:style-name="T4">.</text:span><text:span text:style-name="T2">io</text:span><text:span text:style-name="T4">.</text:span><text:span text:style-name="T2">LongWritable</text:span><text:span text:style-name="T4">;</text:span></text:p>
      <text:p text:style-name="P1"><text:span text:style-name="T1">import</text:span><text:span text:style-name="T2"> org</text:span><text:span text:style-name="T4">.</text:span><text:span text:style-name="T2">apache</text:span><text:span text:style-name="T4">.</text:span><text:span text:style-name="T2">hadoop</text:span><text:span text:style-name="T4">.</text:span><text:span text:style-name="T2">io</text:span><text:span text:style-name="T4">.</text:span><text:span text:style-name="T2">Text</text:span><text:span text:style-name="T4">;</text:span>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6">EmployeeSum</text:span><text:span text:style-name="T2"> </text:span><text:span text:style-name="T7">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</text:span><text:span text:style-name="T6">Map</text:span><text:span text:style-name="T2"> </text:span><text:span text:style-name="T1">extends</text:span><text:span text:style-name="T2"> </text:span><text:span text:style-name="T6">MapReduceBase</text:span><text:span text:style-name="T2"> </text:span><text:span text:style-name="T1">implements</text:span><text:span text:style-name="T2"> </text:span><text:span text:style-name="T8">Mapper</text:span><text:span text:style-name="T4">&lt;</text:span><text:span text:style-name="T9">LongWritable</text:span><text:span text:style-name="T4">,</text:span><text:span text:style-name="T2"> </text:span><text:span text:style-name="T9">Text</text:span><text:span text:style-name="T4">,</text:span><text:span text:style-name="T2"> </text:span><text:span text:style-name="T9">Text</text:span><text:span text:style-name="T4">,</text:span><text:span text:style-name="T2"> </text:span><text:span text:style-name="T9">IntWritable</text:span><text:span text:style-name="T4">&gt;</text:span><text:span text:style-name="T2"> </text:span><text:span text:style-name="T7">{</text:span></text:p>
      <text:p text:style-name="P2"/>
      <text:p text:style-name="P1"><text:span text:style-name="T2"><text:tab/><text:tab/></text:span><text:span text:style-name="T1">private</text:span><text:span text:style-name="T2"> </text:span><text:span text:style-name="T1">final</text:span><text:span text:style-name="T2"> </text:span><text:span text:style-name="T1">static</text:span><text:span text:style-name="T2"> </text:span><text:span text:style-name="T6">IntWritable</text:span><text:span text:style-name="T2"> </text:span><text:span text:style-name="T10">one</text:span><text:span text:style-name="T2"> </text:span><text:span text:style-name="T4">=</text:span><text:span text:style-name="T2"> </text:span><text:span text:style-name="T1">new</text:span><text:span text:style-name="T2"> </text:span><text:span text:style-name="T11">IntWritable</text:span><text:span text:style-name="T7">(</text:span><text:span text:style-name="T12">1</text:span><text:span text:style-name="T7">)</text:span><text:span text:style-name="T4">;</text:span></text:p>
      <text:p text:style-name="P2"/>
      <text:p text:style-name="P1"><text:span text:style-name="T2"><text:tab/><text:tab/></text:span><text:span text:style-name="T13">@Override</text:span></text:p>
      <text:p text:style-name="P1"><text:span text:style-name="T2"><text:tab/><text:tab/></text:span><text:span text:style-name="T1">public</text:span><text:span text:style-name="T2"> </text:span><text:span text:style-name="T1">void</text:span><text:span text:style-name="T2"> </text:span><text:span text:style-name="T14">map</text:span><text:span text:style-name="T7">(</text:span><text:span text:style-name="T6">LongWritable</text:span><text:span text:style-name="T2"> </text:span><text:span text:style-name="T15">key</text:span><text:span text:style-name="T4">,</text:span><text:span text:style-name="T2"> </text:span><text:span text:style-name="T6">Text</text:span><text:span text:style-name="T2"> </text:span><text:span text:style-name="T15">value</text:span><text:span text:style-name="T4">,</text:span><text:span text:style-name="T2"> </text:span><text:span text:style-name="T8">OutputCollector</text:span><text:span text:style-name="T4">&lt;</text:span><text:span text:style-name="T9">Text</text:span><text:span text:style-name="T4">,</text:span><text:span text:style-name="T2"> </text:span><text:span text:style-name="T9">IntWritable</text:span><text:span text:style-name="T4">&gt;</text:span><text:span text:style-name="T2"> </text:span><text:span text:style-name="T15">output</text:span><text:span text:style-name="T4">,</text:span><text:span text:style-name="T2"> </text:span><text:span text:style-name="T8">Reporter</text:span><text:span text:style-name="T2"> </text:span><text:span text:style-name="T15">arg3</text:span><text:span text:style-name="T7">)</text:span></text:p>
      <text:p text:style-name="P1"><text:span text:style-name="T2"><text:tab/><text:tab/><text:tab/><text:tab/></text:span><text:span text:style-name="T1">throws</text:span><text:span text:style-name="T2"> </text:span><text:span text:style-name="T6">IOException</text:span><text:span text:style-name="T2"> </text:span><text:span text:style-name="T7">{</text:span></text:p>
      <text:p text:style-name="P1"><text:span text:style-name="T2"><text:tab/><text:tab/><text:tab/><text:tab/><text:tab/></text:span><text:span text:style-name="T6">String</text:span><text:span text:style-name="T2"> </text:span><text:span text:style-name="T16">val</text:span><text:span text:style-name="T4">=</text:span><text:span text:style-name="T2"> </text:span><text:span text:style-name="T15">value</text:span><text:span text:style-name="T4">.</text:span><text:span text:style-name="T11">toString</text:span><text:span text:style-name="T7">()</text:span><text:span text:style-name="T2"> </text:span><text:span text:style-name="T4">;</text:span><text:span text:style-name="T2"> </text:span></text:p>
      <text:p text:style-name="P1"><text:span text:style-name="T2"><text:tab/><text:tab/><text:tab/><text:tab/><text:tab/></text:span><text:span text:style-name="T6">String</text:span><text:span text:style-name="T2"> </text:span><text:span text:style-name="T16">tokens</text:span><text:span text:style-name="T7">[]</text:span><text:span text:style-name="T2"> </text:span><text:span text:style-name="T4">=</text:span><text:span text:style-name="T2"> </text:span><text:span text:style-name="T17">val</text:span><text:span text:style-name="T4">.</text:span><text:span text:style-name="T11">split</text:span><text:span text:style-name="T7">(</text:span><text:span text:style-name="T18">","</text:span><text:span text:style-name="T7">)</text:span><text:span text:style-name="T2"> </text:span><text:span text:style-name="T4">;</text:span><text:span text:style-name="T2"> </text:span></text:p>
      <text:p text:style-name="P1"><text:span text:style-name="T2"><text:tab/><text:tab/><text:tab/><text:tab/><text:tab/></text:span><text:span text:style-name="T15">output</text:span><text:span text:style-name="T4">.</text:span><text:span text:style-name="T19">collect</text:span><text:span text:style-name="T7">(</text:span><text:span text:style-name="T1">new</text:span><text:span text:style-name="T2"> </text:span><text:span text:style-name="T11">Text</text:span><text:span text:style-name="T7">(</text:span><text:span text:style-name="T17">tokens</text:span><text:span text:style-name="T7">[</text:span><text:span text:style-name="T12">2</text:span><text:span text:style-name="T7">])</text:span><text:span text:style-name="T4">,</text:span><text:span text:style-name="T2"> </text:span><text:span text:style-name="T1">new</text:span><text:span text:style-name="T2"> </text:span><text:span text:style-name="T11">IntWritable</text:span><text:span text:style-name="T7">(</text:span><text:span text:style-name="T6">Integer</text:span><text:span text:style-name="T4">.</text:span><text:span text:style-name="T20">parseInt</text:span><text:span text:style-name="T7">(</text:span><text:span text:style-name="T17">tokens</text:span><text:span text:style-name="T7">[</text:span><text:span text:style-name="T12">3</text:span><text:span text:style-name="T7">])))</text:span><text:span text:style-name="T4">;</text:span></text:p>
      <text:p text:style-name="P1"><text:span text:style-name="T2"><text:tab/><text:tab/><text:tab/></text:span></text:p>
      <text:p text:style-name="P1"><text:span text:style-name="T2"><text:tab/><text:tab/><text:tab/><text:tab/><text:tab/></text:span><text:span text:style-name="T7">}</text:span></text:p>
      <text:p text:style-name="P1"><text:span text:style-name="T2"><text:tab/><text:tab/></text:span><text:span text:style-name="T7">}</text:span></text:p>
      <text:p text:style-name="P1"><text:span text:style-name="T2"><text:tab/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</text:span><text:span text:style-name="T6">Reduce</text:span><text:span text:style-name="T2"> </text:span><text:span text:style-name="T1">extends</text:span><text:span text:style-name="T2"> </text:span><text:span text:style-name="T6">MapReduceBase</text:span><text:span text:style-name="T2"> </text:span><text:span text:style-name="T1">implements</text:span><text:span text:style-name="T2"> </text:span><text:span text:style-name="T8">Reducer</text:span><text:span text:style-name="T4">&lt;</text:span><text:span text:style-name="T9">Text</text:span><text:span text:style-name="T4">,</text:span><text:span text:style-name="T2"> </text:span><text:span text:style-name="T9">IntWritable</text:span><text:span text:style-name="T4">,</text:span><text:span text:style-name="T2"> </text:span><text:span text:style-name="T9">Text</text:span><text:span text:style-name="T4">,</text:span><text:span text:style-name="T2"> </text:span><text:span text:style-name="T9">IntWritable</text:span><text:span text:style-name="T4">&gt;</text:span><text:span text:style-name="T2"> </text:span><text:span text:style-name="T7">{</text:span></text:p>
      <text:p text:style-name="P2"/>
      <text:p text:style-name="P1"><text:span text:style-name="T2"><text:tab/><text:tab/></text:span><text:span text:style-name="T13">@Override</text:span></text:p>
      <text:p text:style-name="P1"><text:span text:style-name="T2"><text:tab/><text:tab/></text:span><text:span text:style-name="T1">public</text:span><text:span text:style-name="T2"> </text:span><text:span text:style-name="T1">void</text:span><text:span text:style-name="T2"> </text:span><text:span text:style-name="T14">reduce</text:span><text:span text:style-name="T7">(</text:span><text:span text:style-name="T6">Text</text:span><text:span text:style-name="T2"> </text:span><text:span text:style-name="T15">key</text:span><text:span text:style-name="T4">,</text:span><text:span text:style-name="T2"> </text:span><text:span text:style-name="T8">Iterator</text:span><text:span text:style-name="T4">&lt;</text:span><text:span text:style-name="T9">IntWritable</text:span><text:span text:style-name="T4">&gt;</text:span><text:span text:style-name="T2"> </text:span><text:span text:style-name="T15">value</text:span><text:span text:style-name="T4">,</text:span><text:span text:style-name="T2"> </text:span><text:span text:style-name="T8">OutputCollector</text:span><text:span text:style-name="T4">&lt;</text:span><text:span text:style-name="T9">Text</text:span><text:span text:style-name="T4">,</text:span><text:span text:style-name="T2"> </text:span><text:span text:style-name="T9">IntWritable</text:span><text:span text:style-name="T4">&gt;</text:span><text:span text:style-name="T2"> </text:span><text:span text:style-name="T15">output</text:span><text:span text:style-name="T4">,</text:span></text:p>
      <text:p text:style-name="P1"><text:span text:style-name="T2"><text:tab/><text:tab/><text:tab/><text:tab/></text:span><text:span text:style-name="T8">Reporter</text:span><text:span text:style-name="T2"> </text:span><text:span text:style-name="T15">arg3</text:span><text:span text:style-name="T7">)</text:span><text:span text:style-name="T2"> </text:span><text:span text:style-name="T1">throws</text:span><text:span text:style-name="T2"> </text:span><text:span text:style-name="T6">IOException</text:span><text:span text:style-name="T2"> </text:span><text:span text:style-name="T7">{</text:span></text:p>
      <text:p text:style-name="P1"><text:span text:style-name="T2"><text:tab/><text:tab/><text:tab/></text:span><text:span text:style-name="T21">// </text:span><text:span text:style-name="T23">TODO</text:span><text:span text:style-name="T21"> Auto-generated method stub</text:span></text:p>
      <text:p text:style-name="P1"><text:span text:style-name="T2"><text:tab/><text:tab/><text:tab/></text:span><text:span text:style-name="T1">int</text:span><text:span text:style-name="T2"> </text:span><text:span text:style-name="T16">sum</text:span><text:span text:style-name="T2"> </text:span><text:span text:style-name="T4">=</text:span><text:span text:style-name="T2"> </text:span><text:span text:style-name="T12">0</text:span><text:span text:style-name="T4">;</text:span></text:p>
      <text:p text:style-name="P1"><text:span text:style-name="T2"><text:tab/><text:tab/><text:tab/></text:span><text:span text:style-name="T1">while</text:span><text:span text:style-name="T2"> </text:span><text:span text:style-name="T7">(</text:span><text:span text:style-name="T15">value</text:span><text:span text:style-name="T4">.</text:span><text:span text:style-name="T19">hasNext</text:span><text:span text:style-name="T7">())</text:span><text:span text:style-name="T2"> </text:span><text:span text:style-name="T7">{</text:span></text:p>
      <text:p text:style-name="P1"><text:span text:style-name="T2"><text:tab/><text:tab/><text:tab/><text:tab/></text:span><text:span text:style-name="T17">sum</text:span><text:span text:style-name="T2"> </text:span><text:span text:style-name="T4">+=</text:span><text:span text:style-name="T2"> </text:span><text:span text:style-name="T15">value</text:span><text:span text:style-name="T4">.</text:span><text:span text:style-name="T19">next</text:span><text:span text:style-name="T7">()</text:span><text:span text:style-name="T4">.</text:span><text:span text:style-name="T11">get</text:span><text:span text:style-name="T7">()</text:span><text:span text:style-name="T4">;</text:span></text:p>
      <text:p text:style-name="P1"><text:span text:style-name="T2"><text:tab/><text:tab/><text:tab/><text:tab/></text:span><text:span text:style-name="T7">}</text:span></text:p>
      <text:p text:style-name="P1"><text:span text:style-name="T2"><text:tab/><text:tab/><text:tab/></text:span><text:span text:style-name="T15">output</text:span><text:span text:style-name="T4">.</text:span><text:span text:style-name="T19">collect</text:span><text:span text:style-name="T7">(</text:span><text:span text:style-name="T15">key</text:span><text:span text:style-name="T4">,</text:span><text:span text:style-name="T2"> </text:span><text:span text:style-name="T1">new</text:span><text:span text:style-name="T2"> </text:span><text:span text:style-name="T11">IntWritable</text:span><text:span text:style-name="T7">(</text:span><text:span text:style-name="T17">sum</text:span><text:span text:style-name="T7">))</text:span><text:span text:style-name="T4">;</text:span></text:p>
      <text:p text:style-name="P1"><text:span text:style-name="T2"><text:tab/><text:tab/></text:span><text:span text:style-name="T7">}</text:span></text:p>
      <text:p text:style-name="P1"><text:span text:style-name="T2"><text:tab/></text:span></text:p>
      <text:p text:style-name="P1"><text:span text:style-name="T2"><text:tab/></text:span><text:span text:style-name="T7">}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14">main</text:span><text:span text:style-name="T7">(</text:span><text:span text:style-name="T6">String</text:span><text:span text:style-name="T7">[]</text:span><text:span text:style-name="T2"> </text:span><text:span text:style-name="T15">args</text:span><text:span text:style-name="T7">)</text:span><text:span text:style-name="T2"> </text:span><text:span text:style-name="T1">throws</text:span><text:span text:style-name="T2"> </text:span><text:span text:style-name="T6">IOException</text:span><text:span text:style-name="T2"> </text:span><text:span text:style-name="T7">{</text:span></text:p>
      <text:p text:style-name="P1"><text:span text:style-name="T2"><text:tab/><text:tab/></text:span><text:span text:style-name="T21">// </text:span><text:span text:style-name="T23">TODO</text:span><text:span text:style-name="T21"> Auto-generated method stub</text:span></text:p>
      <text:p text:style-name="P1"><text:span text:style-name="T2"><text:tab/><text:tab/></text:span><text:span text:style-name="T6">JobConf</text:span><text:span text:style-name="T2"> </text:span><text:span text:style-name="T16">conf</text:span><text:span text:style-name="T2"> </text:span><text:span text:style-name="T4">=</text:span><text:span text:style-name="T2"> </text:span><text:span text:style-name="T1">new</text:span><text:span text:style-name="T2"> </text:span><text:span text:style-name="T11">JobConf</text:span><text:span text:style-name="T7">(</text:span><text:span text:style-name="T6">EmployeeSum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text:span text:style-name="T17">conf</text:span><text:span text:style-name="T4">.</text:span><text:span text:style-name="T11">setJobName</text:span><text:span text:style-name="T7">(</text:span><text:span text:style-name="T18">"wordcount"</text:span><text:span text:style-name="T7">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17">conf</text:span><text:span text:style-name="T4">.</text:span><text:span text:style-name="T11">setOutputKeyClass</text:span><text:span text:style-name="T7">(</text:span><text:span text:style-name="T6">Text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text:span text:style-name="T17">conf</text:span><text:span text:style-name="T4">.</text:span><text:span text:style-name="T11">setOutputValueClass</text:span><text:span text:style-name="T7">(</text:span><text:span text:style-name="T6">IntWritable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21">//Providing the </text:span><text:span text:style-name="T22">mapper</text:span><text:span text:style-name="T21"> and reducer class names</text:span></text:p>
      <text:p text:style-name="P1"><text:span text:style-name="T2"><text:tab/><text:tab/></text:span><text:span text:style-name="T17">conf</text:span><text:span text:style-name="T4">.</text:span><text:span text:style-name="T11">setMapperClass</text:span><text:span text:style-name="T7">(</text:span><text:span text:style-name="T6">Map</text:span><text:span text:style-name="T4">.</text:span><text:span text:style-name="T1">class</text:span><text:span text:style-name="T7">)</text:span><text:span text:style-name="T4">;</text:span></text:p>
      <text:p text:style-name="P1"><text:soft-page-break/><text:span text:style-name="T2"><text:tab/><text:tab/></text:span><text:span text:style-name="T17">conf</text:span><text:span text:style-name="T4">.</text:span><text:span text:style-name="T11">setCombinerClass</text:span><text:span text:style-name="T7">(</text:span><text:span text:style-name="T6">Reduce</text:span><text:span text:style-name="T4">.</text:span><text:span text:style-name="T1">class</text:span><text:span text:style-name="T7">)</text:span><text:span text:style-name="T4">;</text:span><text:span text:style-name="T2"> </text:span><text:span text:style-name="T21">//set theCombiner class</text:span></text:p>
      <text:p text:style-name="P1"><text:span text:style-name="T2"><text:tab/><text:tab/></text:span><text:span text:style-name="T17">conf</text:span><text:span text:style-name="T4">.</text:span><text:span text:style-name="T11">setReducerClass</text:span><text:span text:style-name="T7">(</text:span><text:span text:style-name="T6">Reduce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17">conf</text:span><text:span text:style-name="T4">.</text:span><text:span text:style-name="T11">setInputFormat</text:span><text:span text:style-name="T7">(</text:span><text:span text:style-name="T6">TextInputFormat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17">conf</text:span><text:span text:style-name="T4">.</text:span><text:span text:style-name="T11">setOutputFormat</text:span><text:span text:style-name="T7">(</text:span><text:span text:style-name="T6">TextOutputFormat</text:span><text:span text:style-name="T4">.</text:span><text:span text:style-name="T1">class</text:span><text:span text:style-name="T7">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24">FileInputFormat</text:span><text:span text:style-name="T4">.</text:span><text:span text:style-name="T20">setInputPaths</text:span><text:span text:style-name="T7">(</text:span><text:span text:style-name="T17">conf</text:span><text:span text:style-name="T4">,</text:span><text:span text:style-name="T2"> </text:span><text:span text:style-name="T1">new</text:span><text:span text:style-name="T2"> </text:span><text:span text:style-name="T11">Path</text:span><text:span text:style-name="T7">(</text:span><text:span text:style-name="T15">args</text:span><text:span text:style-name="T7">[</text:span><text:span text:style-name="T12">0</text:span><text:span text:style-name="T7">]))</text:span><text:span text:style-name="T4">;</text:span></text:p>
      <text:p text:style-name="P1"><text:span text:style-name="T2"><text:tab/><text:tab/></text:span><text:span text:style-name="T24">FileOutputFormat</text:span><text:span text:style-name="T4">.</text:span><text:span text:style-name="T20">setOutputPath</text:span><text:span text:style-name="T7">(</text:span><text:span text:style-name="T17">conf</text:span><text:span text:style-name="T4">,</text:span><text:span text:style-name="T2"> </text:span><text:span text:style-name="T1">new</text:span><text:span text:style-name="T2"> </text:span><text:span text:style-name="T11">Path</text:span><text:span text:style-name="T7">(</text:span><text:span text:style-name="T15">args</text:span><text:span text:style-name="T7">[</text:span><text:span text:style-name="T12">1</text:span><text:span text:style-name="T7">]))</text:span><text:span text:style-name="T4">;</text:span></text:p>
      <text:p text:style-name="P1"><text:span text:style-name="T2"><text:tab/><text:tab/></text:span></text:p>
      <text:p text:style-name="P1"><text:span text:style-name="T2"><text:tab/><text:tab/></text:span><text:span text:style-name="T6">JobClient</text:span><text:span text:style-name="T4">.</text:span><text:span text:style-name="T20">runJob</text:span><text:span text:style-name="T7">(</text:span><text:span text:style-name="T17">conf</text:span><text:span text:style-name="T7">)</text:span><text:span text:style-name="T4">;</text:span></text:p>
      <text:p text:style-name="P1"><text:span text:style-name="T2"><text:tab/><text:tab/></text:span></text:p>
      <text:p text:style-name="P2"/>
      <text:p text:style-name="P2"/>
      <text:p text:style-name="P1"><text:span text:style-name="T2"><text:tab/></text:span><text:span text:style-name="T7">}</text:span></text:p>
      <text:p text:style-name="P1"><text:span text:style-name="T7">}</text:span></text:p>
      <text:p text:style-name="Standard">package sample.my.pack;</text:p>
      <text:p text:style-name="Standard"/>
      <text:p text:style-name="Standard">import java.io.IOException;</text:p>
      <text:p text:style-name="Standard">import java.util.Iterator;</text:p>
      <text:p text:style-name="Standard">import java.util.StringTokenizer;</text:p>
      <text:p text:style-name="Standard"/>
      <text:p text:style-name="Standard">import org.apache.hadoop.fs.Path;</text:p>
      <text:p text:style-name="Standard">import org.apache.hadoop.io.IntWritable;</text:p>
      <text:p text:style-name="Standard">import org.apache.hadoop.io.LongWritable;</text:p>
      <text:p text:style-name="Standard">import org.apache.hadoop.io.Text;</text:p>
      <text:p text:style-name="Standard">import org.apache.hadoop.mapred.FileInputFormat;</text:p>
      <text:p text:style-name="Standard">import org.apache.hadoop.mapred.FileOutputFormat;</text:p>
      <text:p text:style-name="Standard">import org.apache.hadoop.mapred.JobClient;</text:p>
      <text:p text:style-name="Standard">import org.apache.hadoop.mapred.JobConf;</text:p>
      <text:p text:style-name="Standard">import org.apache.hadoop.mapred.MapReduceBase;</text:p>
      <text:p text:style-name="Standard">import org.apache.hadoop.mapred.Mapper;</text:p>
      <text:p text:style-name="Standard">import org.apache.hadoop.mapred.OutputCollector;</text:p>
      <text:p text:style-name="Standard">import org.apache.hadoop.mapred.Reducer;</text:p>
      <text:p text:style-name="Standard">import org.apache.hadoop.mapred.Reporter;</text:p>
      <text:p text:style-name="Standard">import org.apache.hadoop.mapred.TextInputFormat;</text:p>
      <text:p text:style-name="Standard">import org.apache.hadoop.mapred.TextOutputFormat;</text:p>
      <text:p text:style-name="Standard"/>
      <text:p text:style-name="Standard">public class WordCount {</text:p>
      <text:p text:style-name="Standard"><text:tab/>public static class Map extends MapReduceBase implements Mapper&lt;LongWritable, Text, Text, IntWritable&gt; {</text:p>
      <text:p text:style-name="Standard"/>
      <text:p text:style-name="Standard"><text:tab/><text:tab/>private final static IntWritable one = new IntWritable(1);</text:p>
      <text:p text:style-name="Standard"><text:tab/><text:tab/>private Text word = new Text();</text:p>
      <text:p text:style-name="Standard"><text:tab/><text:tab/>@Override</text:p>
      <text:p text:style-name="Standard"><text:tab/><text:tab/>public void map(LongWritable key, Text value, OutputCollector&lt;Text, IntWritable&gt; output, Reporter arg3)</text:p>
      <text:p text:style-name="Standard"><text:tab/><text:tab/><text:tab/><text:tab/>throws IOException {</text:p>
      <text:p text:style-name="Standard"><text:tab/><text:tab/></text:p>
      <text:p text:style-name="Standard"><text:tab/><text:tab/><text:tab/>String line = value.toString(); </text:p>
      <text:p text:style-name="Standard"><text:tab/><text:tab/><text:tab/>StringTokenizer tokenizer = new StringTokenizer(line); </text:p>
      <text:p text:style-name="Standard"><text:s/><text:tab/><text:tab/><text:tab/></text:p>
      <text:p text:style-name="Standard"><text:tab/><text:tab/><text:tab/><text:tab/><text:tab/>while (tokenizer.hasMoreTokens()) {</text:p>
      <text:p text:style-name="Standard"><text:tab/><text:tab/><text:tab/><text:tab/><text:tab/><text:tab/>word.set(tokenizer.nextToken()); </text:p>
      <text:p text:style-name="Standard"><text:tab/><text:tab/><text:tab/><text:tab/><text:tab/><text:tab/>output.collect(word, one); </text:p>
      <text:p text:style-name="Standard"><text:soft-page-break/><text:tab/><text:tab/><text:tab/><text:tab/><text:tab/>}</text:p>
      <text:p text:style-name="Standard"><text:tab/><text:tab/><text:tab/><text:tab/><text:tab/>}</text:p>
      <text:p text:style-name="Standard"><text:tab/><text:tab/>}</text:p>
      <text:p text:style-name="Standard"><text:tab/><text:tab/></text:p>
      <text:p text:style-name="Standard"><text:tab/></text:p>
      <text:p text:style-name="Standard"><text:tab/></text:p>
      <text:p text:style-name="Standard"><text:tab/>public static class Reduce extends MapReduceBase implements Reducer&lt;Text, IntWritable, Text, IntWritable&gt; {</text:p>
      <text:p text:style-name="Standard"/>
      <text:p text:style-name="Standard"><text:tab/><text:tab/>@Override</text:p>
      <text:p text:style-name="Standard"><text:tab/><text:tab/>public void reduce(Text key, Iterator&lt;IntWritable&gt; value, OutputCollector&lt;Text, IntWritable&gt; output,</text:p>
      <text:p text:style-name="Standard"><text:tab/><text:tab/><text:tab/><text:tab/>Reporter arg3) throws IOException {</text:p>
      <text:p text:style-name="Standard"><text:tab/><text:tab/><text:tab/>// TODO Auto-generated method stub</text:p>
      <text:p text:style-name="Standard"><text:tab/><text:tab/><text:tab/>int sum = 0;</text:p>
      <text:p text:style-name="Standard"><text:tab/><text:tab/><text:tab/>while (value.hasNext()) {</text:p>
      <text:p text:style-name="Standard"><text:tab/><text:tab/><text:tab/><text:tab/>sum += value.next().get();</text:p>
      <text:p text:style-name="Standard"><text:tab/><text:tab/><text:tab/><text:tab/>}</text:p>
      <text:p text:style-name="Standard"><text:tab/><text:tab/><text:tab/>output.collect(key, new IntWritable(sum));</text:p>
      <text:p text:style-name="Standard"><text:tab/><text:tab/><text:tab/></text:p>
      <text:p text:style-name="Standard"><text:tab/><text:tab/>}</text:p>
      <text:p text:style-name="Standard"><text:tab/></text:p>
      <text:p text:style-name="Standard"><text:tab/>}</text:p>
      <text:p text:style-name="Standard"/>
      <text:p text:style-name="Standard"><text:tab/>public static void main(String[] args) throws IOException {</text:p>
      <text:p text:style-name="Standard"><text:tab/><text:tab/>// TODO Auto-generated method stub</text:p>
      <text:p text:style-name="Standard"><text:tab/><text:tab/>JobConf conf = new JobConf(WordCount.class);</text:p>
      <text:p text:style-name="Standard"><text:tab/><text:tab/>conf.setJobName("wordcount");</text:p>
      <text:p text:style-name="Standard"><text:tab/><text:tab/></text:p>
      <text:p text:style-name="Standard"><text:tab/><text:tab/>conf.setOutputKeyClass(Text.class);</text:p>
      <text:p text:style-name="Standard"><text:tab/><text:tab/>conf.setOutputValueClass(IntWritable.class);</text:p>
      <text:p text:style-name="Standard"><text:tab/><text:tab/></text:p>
      <text:p text:style-name="Standard"><text:tab/><text:tab/>//Providing the mapper and reducer class names</text:p>
      <text:p text:style-name="Standard"><text:tab/><text:tab/>conf.setMapperClass(Map.class);</text:p>
      <text:p text:style-name="Standard"><text:tab/><text:tab/>conf.setCombinerClass(Reduce.class); //set theCombiner class</text:p>
      <text:p text:style-name="Standard"><text:tab/><text:tab/>conf.setReducerClass(Reduce.class);</text:p>
      <text:p text:style-name="Standard"><text:tab/><text:tab/></text:p>
      <text:p text:style-name="Standard"><text:tab/><text:tab/>conf.setInputFormat(TextInputFormat.class);</text:p>
      <text:p text:style-name="Standard"><text:tab/><text:tab/></text:p>
      <text:p text:style-name="Standard"><text:tab/><text:tab/>conf.setOutputFormat(TextOutputFormat.class);</text:p>
      <text:p text:style-name="Standard"><text:tab/><text:tab/></text:p>
      <text:p text:style-name="Standard"><text:tab/><text:tab/>FileInputFormat.setInputPaths(conf, new Path(args[0]));</text:p>
      <text:p text:style-name="Standard"><text:tab/><text:tab/>FileOutputFormat.setOutputPath(conf, new Path(args[1]));</text:p>
      <text:p text:style-name="Standard"><text:tab/><text:tab/></text:p>
      <text:p text:style-name="Standard"><text:tab/><text:tab/>JobClient.runJob(conf);</text:p>
      <text:p text:style-name="Standard"><text:tab/><text:tab/></text:p>
      <text:p text:style-name="Standard"/>
      <text:p text:style-name="Standard"/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6:18:50.412511095</meta:creation-date>
    <dc:date>2022-06-17T16:19:54.134123700</dc:date>
    <meta:editing-duration>PT1M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40" meta:word-count="365" meta:character-count="4430" meta:non-whitespace-character-count="3915"/>
  </office:meta>
</office:document-meta>
</file>